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a7ed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doo tiene dos sabores principales: el <text:span text:style-name="T1">"Community" (Comunitario)</text:span> y el <text:span text:style-name="T1">"Enterprise" (Empresarial)</text:span>. La gran diferencia es que el Community es totalmente <text:span text:style-name="T1">gratis y de código abierto</text:span>. Es como el coche básico: tienes las funcionalidades esenciales (CRM, ventas, inventario) y puedes usarlo sin pagar licencias ni tener límite de usuarios. Lo malo es que si algo se rompe, tienes que arreglarlo tú o pagarle a un experto. Además, le faltan algunas chucherías como la contabilidad completa, las apps para el móvil oficiales y el soporte directo de Odoo. Si te gusta meter mano al código o tienes un equipo técnico, esta es la tuya.</text:p>
      <text:p text:style-name="Text_20_body">Luego está el <text:span text:style-name="T1">Odoo Enterprise</text:span>, que es la versión <text:span text:style-name="T1">de pago</text:span>. Aquí sí que pagas por usuario y por las aplicaciones que uses. Piensa en esto como el coche full-equipe: viene con todas las funcionalidades avanzadas, soporte técnico ilimitado de la propia Odoo, y se actualiza a las nuevas versiones casi sin despeinarte. Es ideal para empresas que quieren despreocuparse de la infraestructura y que necesitan sí o sí la contabilidad completa y las aplicaciones móviles oficiales. Es más cómodo, pero, claro, tiene un costo recurrente.</text:p>
      <text:p text:style-name="Text_20_body">Ahora, si eliges el Enterprise, tienes tres formas de "alojarlo" o instalarlo:</text:p>
      <text:list text:style-name="L1">
        <text:list-item>
          <text:p text:style-name="P1"><text:span text:style-name="T1">Odoo Online (SaaS):</text:span> Esta es la opción más fácil, la llaman "en la nube". Odoo se encarga de todo, de los servidores, del mantenimiento, de las copias de seguridad... es simplemente pagar y usar. El único "pero" es que no puedes instalar módulos que haya hecho la comunidad o que programes tú. Es para quien quiere usar Odoo "tal cual viene de fábrica".</text:p>
        </text:list-item>
        <text:list-item>
          <text:p text:style-name="P1"><text:span text:style-name="T1">Odoo.sh (PaaS):</text:span> Esto también es en la nube de Odoo, pero es la opción para los que necesitan personalizar. Te dan un entorno donde puedes programar tus propios módulos y subir código, pero ellos se siguen encargando de la infraestructura. Es el punto intermedio: control para programar sin tener que preocuparte por el servidor.</text:p>
        </text:list-item>
        <text:list-item>
          <text:p text:style-name="P1"><text:span text:style-name="T1">On-Premise (Servidores Propios):</text:span> Esto es instalar Odoo (sea Community o Enterprise) en tus propios servidores, o en un servicio de <text:span text:style-name="T2">hosting</text:span> que tú contrates. Te da el control absoluto, pero la responsabilidad de mantenerlo seguro, actualizado y funcionando cae completamente sobre tus hombros (o los de tu <text:span text:style-name="T2">partner</text:span>). Es para los que tienen requisitos muy específicos de seguridad o de infraestructura.</text:p>
        </text:list-item>
      </text:list>
      <text:p text:style-name="Standard"><text:span text:style-name="T1">Odoo Community</text:span> es el modo <text:span text:style-name="T3">hazlo tu mismo</text:span> (DIY): <text:span text:style-name="T3">es el que prefiero por que primeramente es </text:span>gratis <text:span text:style-name="T3">y es</text:span> libre de código, <text:span text:style-name="T3">es decir, podemos hacer todo tipo de cosas customizables</text:span>, pero sin soporte oficial y con menos juguetes <text:span text:style-name="T3">eso si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23:43:50.926662163</meta:creation-date>
    <meta:generator>LibreOffice/25.2.6.2$Linux_X86_64 LibreOffice_project/40d1a0e1d5bdf1afaeae24d9ece32bbb00fa66a4</meta:generator>
    <dc:date>2025-10-30T23:58:19.903756328</dc:date>
    <meta:editing-duration>PT6M8S</meta:editing-duration>
    <meta:editing-cycles>1</meta:editing-cycles>
    <meta:document-statistic meta:table-count="0" meta:image-count="0" meta:object-count="0" meta:page-count="1" meta:paragraph-count="7" meta:word-count="424" meta:character-count="2546" meta:non-whitespace-character-count="2131"/>
  </office:meta>
</office:document-meta>
</file>